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481cm" fo:min-width="2.963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2.5cm" svg:y="-5cm"/>
          <draw:glue-point draw:id="6" svg:x="0cm" svg:y="-5cm"/>
          <draw:glue-point draw:id="7" svg:x="2.5cm" svg:y="-5cm"/>
          <draw:glue-point draw:id="8" svg:x="5cm" svg:y="-5cm"/>
          <draw:glue-point draw:id="9" svg:x="-5cm" svg:y="-2.778cm"/>
          <draw:glue-point draw:id="10" svg:x="-5cm" svg:y="-0.556cm"/>
          <draw:glue-point draw:id="11" svg:x="-5cm" svg:y="1.667cm"/>
          <draw:glue-point draw:id="12" svg:x="-5cm" svg:y="3.889cm"/>
          <draw:glue-point draw:id="13" svg:x="5cm" svg:y="-2.778cm"/>
          <draw:glue-point draw:id="14" svg:x="5cm" svg:y="-0.556cm"/>
          <draw:glue-point draw:id="15" svg:x="5cm" svg:y="1.667cm"/>
          <draw:glue-point draw:id="16" svg:x="5cm" svg:y="3.889cm"/>
          <draw:glue-point draw:id="17" svg:x="-2.5cm" svg:y="5cm"/>
          <draw:glue-point draw:id="18" svg:x="0cm" svg:y="3.889cm"/>
          <draw:glue-point draw:id="19" svg:x="2.5cm" svg:y="2.778cm"/>
          <draw:glue-point draw:id="20" svg:x="0cm" svg:y="0.185cm"/>
          <draw:path draw:style-name="gr1" draw:layer="layout" svg:width="2.963cm" svg:height="1.985cm" svg:x="0cm" svg:y="0cm" svg:viewBox="0 0 2964 1986" svg:d="m0 0h2964v1765c-593-294-890-294-1482 0s-890 294-1482 0z">
            <text:p/>
          </draw:path>
          <draw:frame draw:style-name="gr2" draw:layer="layout" svg:width="2.963cm" svg:height="1.481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Document</dc:title>
    <meta:creation-date>2011-02-07T17:13:3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